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ff30" officeooo:paragraph-rsid="0008ff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new featu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4T15:17:43.190000000</dc:date>
    <meta:editing-duration>PT6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7.4.4.2$Windows_X86_64 LibreOffice_project/85569322deea74ec9134968a29af2df5663baa21</meta:generator>
  </office:meta>
</office:document-meta>
</file>